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50.75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8.24pt"/>
    </style:style>
    <style:style style:name="co11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99pt ridge #000000" fo:border-right="none" fo:border-top="0.99pt ridge #000000"/>
    </style:style>
    <style:style style:name="ce8" style:family="table-cell" style:parent-style-name="Default">
      <style:table-cell-properties fo:border-bottom="none" fo:border-left="0.99pt ridge #000000" fo:border-right="none" fo:border-top="none"/>
    </style:style>
    <style:style style:name="ce33" style:family="table-cell" style:parent-style-name="Default">
      <style:table-cell-properties fo:border-bottom="0.99pt ridge #000000" fo:background-color="#ffff00" fo:border-left="0.99pt ridge #000000" fo:border-right="none" fo:border-top="none"/>
    </style:style>
    <style:style style:name="ce9" style:family="table-cell" style:parent-style-name="Default">
      <style:table-cell-properties fo:border-bottom="0.99pt ridge #000000" fo:border-left="0.99pt ridge #000000" fo:border-right="none" fo:border-top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order-left="none" fo:border-right="none" fo:border-top="0.99pt ridge #000000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41" style:family="table-cell" style:parent-style-name="Default">
      <style:table-cell-properties fo:border-bottom="0.99pt ridge #000000" fo:border-left="none" fo:border-right="none" fo:border-top="none"/>
    </style:style>
    <style:style style:name="ce2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1">
      <style:table-cell-properties fo:border-bottom="none" fo:border-left="none" fo:border-right="0.99pt ridge #000000" fo:border-top="none"/>
    </style:style>
    <style:style style:name="ce34" style:family="table-cell" style:parent-style-name="Default" style:data-style-name="N11">
      <style:table-cell-properties fo:border-bottom="0.99pt ridge #000000" fo:border-left="none" fo:border-right="0.99pt ridge #000000" fo:border-top="none"/>
    </style:style>
    <style:style style:name="ce35" style:family="table-cell" style:parent-style-name="Default" style:data-style-name="N11"/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25">
      <style:table-cell-properties fo:border-bottom="none" fo:border-left="none" fo:border-right="0.99pt ridge #000000" fo:border-top="0.99pt ridge #000000"/>
    </style:style>
    <style:style style:name="ce46" style:family="table-cell" style:parent-style-name="Default" style:data-style-name="N125">
      <style:table-cell-properties fo:border-bottom="none" fo:border-left="none" fo:border-right="0.99pt ridge #000000" fo:border-top="none"/>
    </style:style>
    <style:style style:name="ce47" style:family="table-cell" style:parent-style-name="Default" style:data-style-name="N125">
      <style:table-cell-properties fo:border-bottom="0.99pt ridge #000000" fo:border-left="none" fo:border-right="0.99pt ridge #000000" fo:border-top="none"/>
    </style:style>
    <style:style style:name="ce48" style:family="table-cell" style:parent-style-name="Default" style:data-style-name="N125"/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0.99pt ridge #000000" fo:border-top="0.99pt ridge #000000"/>
    </style:style>
    <style:style style:name="ce68" style:family="table-cell" style:parent-style-name="Default">
      <style:table-cell-properties fo:border-bottom="none" fo:border-left="none" fo:border-right="0.99pt ridge #000000" fo:border-top="none"/>
    </style:style>
    <style:style style:name="ce69" style:family="table-cell" style:parent-style-name="Default">
      <style:table-cell-properties fo:border-bottom="0.99pt ridge #000000" fo:border-left="none" fo:border-right="0.99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gular@100MHz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6"/>
        <table:table-column table:style-name="co1" table:default-cell-style-name="ce36"/>
        <table:table-column table:style-name="co4" table:default-cell-style-name="ce36"/>
        <table:table-column table:style-name="co5" table:default-cell-style-name="ce36"/>
        <table:table-column table:style-name="co1" table:default-cell-style-name="ce36"/>
        <table:table-column table:style-name="co6" table:default-cell-style-name="ce35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MODE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BANDWIDTH [MiB/s]</text:p>
          </table:table-cell>
          <table:covered-table-cell table:number-columns-repeated="4" table:style-name="ce37"/>
          <table:covered-table-cell table:style-name="ce24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TRANSFER BLOCK SIZE [MiB]</text:p>
          </table:table-cell>
          <table:table-cell table:style-name="ce4" office:value-type="float" office:value="32" calcext:value-type="float" table:number-columns-spanned="6" table:number-rows-spanned="1">
            <text:p>32</text:p>
          </table:table-cell>
          <table:covered-table-cell table:number-columns-repeated="4" table:style-name="ce5"/>
          <table:covered-table-cell table:style-name="ce43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FREQUENCY [Hz]</text:p>
          </table:table-cell>
          <table:table-cell table:style-name="ce30" table:formula="of:=100000000" office:value-type="float" office:value="100000000" calcext:value-type="float" table:number-columns-spanned="6" table:number-rows-spanned="1">
            <text:p>1.00E+08</text:p>
          </table:table-cell>
          <table:covered-table-cell table:number-columns-repeated="4" table:style-name="ce5"/>
          <table:covered-table-cell table:style-name="ce43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N RUNS</text:p>
          </table:table-cell>
          <table:table-cell table:style-name="ce30" office:value-type="float" office:value="200" calcext:value-type="float" table:number-columns-spanned="6" table:number-rows-spanned="1">
            <text:p>2.00E+02</text:p>
          </table:table-cell>
          <table:covered-table-cell table:number-columns-repeated="4" table:style-name="ce5"/>
          <table:covered-table-cell table:style-name="ce43"/>
          <table:table-cell table:style-name="ce49" table:number-columns-repeated="1009"/>
        </table:table-row>
        <table:table-row table:style-name="ro1">
          <table:covered-table-cell table:style-name="ce17"/>
          <table:table-cell table:style-name="Default"/>
          <table:table-cell table:style-name="ce1" office:value-type="string" calcext:value-type="string" table:number-columns-spanned="1" table:number-rows-spanned="2">
            <text:p>EXPECTED</text:p>
          </table:table-cell>
          <table:table-cell table:style-name="ce1" office:value-type="string" calcext:value-type="string" table:number-columns-spanned="4" table:number-rows-spanned="1">
            <text:p>OBSERVED</text:p>
          </table:table-cell>
          <table:covered-table-cell table:number-columns-repeated="3" table:style-name="ce5"/>
          <table:table-cell table:style-name="ce27" office:value-type="string" calcext:value-type="string" table:number-columns-spanned="1" table:number-rows-spanned="2">
            <text:p>EFFICIENCY [%]</text:p>
          </table:table-cell>
          <table:table-cell table:style-name="ce49" table:number-columns-repeated="1009"/>
        </table:table-row>
        <table:table-row table:style-name="ro1">
          <table:covered-table-cell table:style-name="ce5"/>
          <table:table-cell table:style-name="ce26" office:value-type="string" calcext:value-type="string">
            <text:p>PORT WIDTH [B]</text:p>
          </table:table-cell>
          <table:covered-table-cell table:style-name="ce5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DUPLEX</text:p>
          </table:table-cell>
          <table:table-cell table:style-name="ce26" office:value-type="float" office:value="4" calcext:value-type="float">
            <text:p>4</text:p>
          </table:table-cell>
          <table:table-cell table:style-name="ce31" table:formula="of:=[.B7]*[.$C$3]*2/1000000" office:value-type="float" office:value="800" calcext:value-type="float">
            <text:p>800</text:p>
          </table:table-cell>
          <table:table-cell table:style-name="ce38" office:value-type="float" office:value="799.59" calcext:value-type="float">
            <text:p>799.59</text:p>
          </table:table-cell>
          <table:table-cell table:style-name="ce38" office:value-type="float" office:value="799.04" calcext:value-type="float">
            <text:p>799.04</text:p>
          </table:table-cell>
          <table:table-cell table:style-name="ce38" office:value-type="float" office:value="799.91" calcext:value-type="float">
            <text:p>799.91</text:p>
          </table:table-cell>
          <table:table-cell table:style-name="ce38" office:value-type="float" office:value="0.1279" calcext:value-type="float">
            <text:p>0.1279</text:p>
          </table:table-cell>
          <table:table-cell table:style-name="ce28" table:formula="of:=[.D7]/[.C7]" office:value-type="percentage" office:value="0.999487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8" calcext:value-type="float">
            <text:p>8</text:p>
          </table:table-cell>
          <table:table-cell table:style-name="ce8" table:formula="of:=[.B8]*[.$C$3]*2/1000000" office:value-type="float" office:value="1600" calcext:value-type="float">
            <text:p>1600</text:p>
          </table:table-cell>
          <table:table-cell office:value-type="float" office:value="1579.8" calcext:value-type="float">
            <text:p>1579.8</text:p>
          </table:table-cell>
          <table:table-cell office:value-type="float" office:value="1563.76" calcext:value-type="float">
            <text:p>1563.76</text:p>
          </table:table-cell>
          <table:table-cell office:value-type="float" office:value="1583.54" calcext:value-type="float">
            <text:p>1583.54</text:p>
          </table:table-cell>
          <table:table-cell office:value-type="float" office:value="3.1448" calcext:value-type="float">
            <text:p>3.1448</text:p>
          </table:table-cell>
          <table:table-cell table:style-name="ce32" table:formula="of:=[.D8]/[.C8]" office:value-type="percentage" office:value="0.987375" calcext:value-type="percentage">
            <text:p>98.74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16" calcext:value-type="float">
            <text:p>16</text:p>
          </table:table-cell>
          <table:table-cell table:style-name="ce8" table:formula="of:=[.B9]*[.$C$3]*2/1000000" office:value-type="float" office:value="3200" calcext:value-type="float">
            <text:p>3200</text:p>
          </table:table-cell>
          <table:table-cell table:style-name="ce39" office:value-type="float" office:value="2019.26" calcext:value-type="float">
            <text:p>2019.26</text:p>
          </table:table-cell>
          <table:table-cell table:style-name="ce39" office:value-type="float" office:value="1836.18" calcext:value-type="float">
            <text:p>1836.18</text:p>
          </table:table-cell>
          <table:table-cell table:style-name="ce39" office:value-type="float" office:value="2023.3" calcext:value-type="float">
            <text:p>2023.3</text:p>
          </table:table-cell>
          <table:table-cell table:style-name="ce39" office:value-type="float" office:value="13.9767" calcext:value-type="float">
            <text:p>13.9767</text:p>
          </table:table-cell>
          <table:table-cell table:style-name="ce32" table:formula="of:=[.D9]/[.C9]" office:value-type="percentage" office:value="0.63101875" calcext:value-type="percentage">
            <text:p>63.10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32" calcext:value-type="float">
            <text:p>32</text:p>
          </table:table-cell>
          <table:table-cell table:style-name="ce33" office:value-type="float" office:value="3200" calcext:value-type="float">
            <text:p>3200</text:p>
          </table:table-cell>
          <table:table-cell table:style-name="ce40" office:value-type="float" office:value="2037.16" calcext:value-type="float">
            <text:p>2037.16</text:p>
          </table:table-cell>
          <table:table-cell table:style-name="ce40" office:value-type="float" office:value="1885.93" calcext:value-type="float">
            <text:p>1885.93</text:p>
          </table:table-cell>
          <table:table-cell table:style-name="ce40" office:value-type="float" office:value="2039.91" calcext:value-type="float">
            <text:p>2039.91</text:p>
          </table:table-cell>
          <table:table-cell table:style-name="ce40" office:value-type="float" office:value="13.162" calcext:value-type="float">
            <text:p>13.162</text:p>
          </table:table-cell>
          <table:table-cell table:style-name="ce34" table:formula="of:=[.D10]/[.C10]" office:value-type="percentage" office:value="0.6366125" calcext:value-type="percentage">
            <text:p>63.66%</text:p>
          </table:table-cell>
          <table:table-cell table:style-name="ce3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H2F</text:p>
          </table:table-cell>
          <table:table-cell table:style-name="ce26" office:value-type="float" office:value="4" calcext:value-type="float">
            <text:p>4</text:p>
          </table:table-cell>
          <table:table-cell table:style-name="ce31" table:formula="of:=[.B11]*[.$C$3]/1000000" office:value-type="float" office:value="400" calcext:value-type="float">
            <text:p>400</text:p>
          </table:table-cell>
          <table:table-cell table:style-name="ce38" office:value-type="float" office:value="399.81" calcext:value-type="float">
            <text:p>399.81</text:p>
          </table:table-cell>
          <table:table-cell table:style-name="ce38" office:value-type="float" office:value="399.69" calcext:value-type="float">
            <text:p>399.69</text:p>
          </table:table-cell>
          <table:table-cell table:style-name="ce38" office:value-type="float" office:value="399.96" calcext:value-type="float">
            <text:p>399.96</text:p>
          </table:table-cell>
          <table:table-cell table:style-name="ce38" office:value-type="float" office:value="0.0299" calcext:value-type="float">
            <text:p>0.0299</text:p>
          </table:table-cell>
          <table:table-cell table:style-name="ce28" table:formula="of:=[.D11]/[.C11]" office:value-type="percentage" office:value="0.99952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8" calcext:value-type="float">
            <text:p>8</text:p>
          </table:table-cell>
          <table:table-cell table:style-name="ce8" table:formula="of:=[.B12]*[.$C$3]/1000000" office:value-type="float" office:value="800" calcext:value-type="float">
            <text:p>800</text:p>
          </table:table-cell>
          <table:table-cell office:value-type="float" office:value="799.6" calcext:value-type="float">
            <text:p>799.6</text:p>
          </table:table-cell>
          <table:table-cell office:value-type="float" office:value="797.81" calcext:value-type="float">
            <text:p>797.81</text:p>
          </table:table-cell>
          <table:table-cell office:value-type="float" office:value="799.87" calcext:value-type="float">
            <text:p>799.87</text:p>
          </table:table-cell>
          <table:table-cell office:value-type="float" office:value="0.1862" calcext:value-type="float">
            <text:p>0.1862</text:p>
          </table:table-cell>
          <table:table-cell table:style-name="ce32" table:formula="of:=[.D12]/[.C12]" office:value-type="percentage" office:value="0.999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16" calcext:value-type="float">
            <text:p>16</text:p>
          </table:table-cell>
          <table:table-cell table:style-name="ce8" table:formula="of:=[.B13]*[.$C$3]/1000000" office:value-type="float" office:value="1600" calcext:value-type="float">
            <text:p>1600</text:p>
          </table:table-cell>
          <table:table-cell office:value-type="float" office:value="1569.88" calcext:value-type="float">
            <text:p>1569.88</text:p>
          </table:table-cell>
          <table:table-cell office:value-type="float" office:value="1561.47" calcext:value-type="float">
            <text:p>1561.47</text:p>
          </table:table-cell>
          <table:table-cell office:value-type="float" office:value="1570.9" calcext:value-type="float">
            <text:p>1570.9</text:p>
          </table:table-cell>
          <table:table-cell office:value-type="float" office:value="1.5062" calcext:value-type="float">
            <text:p>1.5062</text:p>
          </table:table-cell>
          <table:table-cell table:style-name="ce32" table:formula="of:=[.D13]/[.C13]" office:value-type="percentage" office:value="0.981175" calcext:value-type="percentage">
            <text:p>98.12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32" calcext:value-type="float">
            <text:p>32</text:p>
          </table:table-cell>
          <table:table-cell table:style-name="ce9" table:formula="of:=[.B14]*[.$C$3]/1000000" office:value-type="float" office:value="3200" calcext:value-type="float">
            <text:p>3200</text:p>
          </table:table-cell>
          <table:table-cell table:style-name="ce41" office:value-type="float" office:value="2779.05" calcext:value-type="float">
            <text:p>2779.05</text:p>
          </table:table-cell>
          <table:table-cell table:style-name="ce41" office:value-type="float" office:value="2736.46" calcext:value-type="float">
            <text:p>2736.46</text:p>
          </table:table-cell>
          <table:table-cell table:style-name="ce41" office:value-type="float" office:value="2790.85" calcext:value-type="float">
            <text:p>2790.85</text:p>
          </table:table-cell>
          <table:table-cell table:style-name="ce41" office:value-type="float" office:value="5.9443" calcext:value-type="float">
            <text:p>5.9443</text:p>
          </table:table-cell>
          <table:table-cell table:style-name="ce34" table:formula="of:=[.D14]/[.C14]" office:value-type="percentage" office:value="0.868453125" calcext:value-type="percentage">
            <text:p>86.85%</text:p>
          </table:table-cell>
          <table:table-cell table:style-name="ce3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F2H</text:p>
          </table:table-cell>
          <table:table-cell table:style-name="ce26" office:value-type="float" office:value="4" calcext:value-type="float">
            <text:p>4</text:p>
          </table:table-cell>
          <table:table-cell table:style-name="ce8" table:formula="of:=[.B15]*[.$C$3]/1000000" office:value-type="float" office:value="400" calcext:value-type="float">
            <text:p>400</text:p>
          </table:table-cell>
          <table:table-cell office:value-type="float" office:value="399.81" calcext:value-type="float">
            <text:p>399.81</text:p>
          </table:table-cell>
          <table:table-cell office:value-type="float" office:value="399.7" calcext:value-type="float">
            <text:p>399.7</text:p>
          </table:table-cell>
          <table:table-cell office:value-type="float" office:value="399.95" calcext:value-type="float">
            <text:p>399.95</text:p>
          </table:table-cell>
          <table:table-cell office:value-type="float" office:value="0.0333" calcext:value-type="float">
            <text:p>0.0333</text:p>
          </table:table-cell>
          <table:table-cell table:style-name="ce28" table:formula="of:=[.D15]/[.C15]" office:value-type="percentage" office:value="0.99952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8" calcext:value-type="float">
            <text:p>8</text:p>
          </table:table-cell>
          <table:table-cell table:style-name="ce8" table:formula="of:=[.B16]*[.$C$3]/1000000" office:value-type="float" office:value="800" calcext:value-type="float">
            <text:p>800</text:p>
          </table:table-cell>
          <table:table-cell office:value-type="float" office:value="799.59" calcext:value-type="float">
            <text:p>799.59</text:p>
          </table:table-cell>
          <table:table-cell office:value-type="float" office:value="797.83" calcext:value-type="float">
            <text:p>797.83</text:p>
          </table:table-cell>
          <table:table-cell office:value-type="float" office:value="799.87" calcext:value-type="float">
            <text:p>799.87</text:p>
          </table:table-cell>
          <table:table-cell office:value-type="float" office:value="0.2206" calcext:value-type="float">
            <text:p>0.2206</text:p>
          </table:table-cell>
          <table:table-cell table:style-name="ce32" table:formula="of:=[.D16]/[.C16]" office:value-type="percentage" office:value="0.9994875" calcext:value-type="percentage">
            <text:p>99.9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16" calcext:value-type="float">
            <text:p>16</text:p>
          </table:table-cell>
          <table:table-cell table:style-name="ce8" table:formula="of:=[.B17]*[.$C$3]/1000000" office:value-type="float" office:value="1600" calcext:value-type="float">
            <text:p>1600</text:p>
          </table:table-cell>
          <table:table-cell office:value-type="float" office:value="1576.78" calcext:value-type="float">
            <text:p>1576.78</text:p>
          </table:table-cell>
          <table:table-cell office:value-type="float" office:value="1574.66" calcext:value-type="float">
            <text:p>1574.66</text:p>
          </table:table-cell>
          <table:table-cell office:value-type="float" office:value="1579.18" calcext:value-type="float">
            <text:p>1579.18</text:p>
          </table:table-cell>
          <table:table-cell office:value-type="float" office:value="1.8717" calcext:value-type="float">
            <text:p>1.8717</text:p>
          </table:table-cell>
          <table:table-cell table:style-name="ce32" table:formula="of:=[.D17]/[.C17]" office:value-type="percentage" office:value="0.9854875" calcext:value-type="percentage">
            <text:p>98.55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6" office:value-type="float" office:value="32" calcext:value-type="float">
            <text:p>32</text:p>
          </table:table-cell>
          <table:table-cell table:style-name="ce9" table:formula="of:=[.B18]*[.$C$3]/1000000" office:value-type="float" office:value="3200" calcext:value-type="float">
            <text:p>3200</text:p>
          </table:table-cell>
          <table:table-cell table:style-name="ce41" office:value-type="float" office:value="2464.66" calcext:value-type="float">
            <text:p>2464.66</text:p>
          </table:table-cell>
          <table:table-cell table:style-name="ce41" office:value-type="float" office:value="2137.91" calcext:value-type="float">
            <text:p>2137.91</text:p>
          </table:table-cell>
          <table:table-cell table:style-name="ce41" office:value-type="float" office:value="2473.06" calcext:value-type="float">
            <text:p>2473.06</text:p>
          </table:table-cell>
          <table:table-cell table:style-name="ce41" office:value-type="float" office:value="32.3298" calcext:value-type="float">
            <text:p>32.3298</text:p>
          </table:table-cell>
          <table:table-cell table:style-name="ce34" table:formula="of:=[.D18]/[.C18]" office:value-type="percentage" office:value="0.77020625" calcext:value-type="percentage">
            <text:p>77.02%</text:p>
          </table:table-cell>
          <table:table-cell table:style-name="ce36" table:number-columns-repeated="1009"/>
        </table:table-row>
        <table:table-row table:style-name="ro1"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2" table:number-rows-spanned="1">
            <text:p>Limited by DDR transfer rate</text:p>
          </table:table-cell>
          <table:covered-table-cell/>
          <table:table-cell table:number-columns-repeated="1015"/>
        </table:table-row>
        <table:table-row table:style-name="ro1" table:number-rows-repeated="104855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VarSize@100MHz" table:style-name="ta1">
        <table:table-column table:style-name="co1" table:default-cell-style-name="ce6"/>
        <table:table-column table:style-name="co7" table:default-cell-style-name="ce6"/>
        <table:table-column table:style-name="co3" table:default-cell-style-name="ce36"/>
        <table:table-column table:style-name="co8" table:default-cell-style-name="ce36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ce48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MODE</text:p>
          </table:table-cell>
          <table:table-cell table:style-name="ce2"/>
          <table:table-cell table:style-name="ce1" office:value-type="string" calcext:value-type="string" table:number-columns-spanned="6" table:number-rows-spanned="1">
            <text:p>BANDWIDTH [MiB/s]</text:p>
          </table:table-cell>
          <table:covered-table-cell table:style-name="ce2"/>
          <table:covered-table-cell table:number-columns-repeated="3" table:style-name="ce37"/>
          <table:covered-table-cell table:style-name="ce42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CHANNEL WIDTH [B]</text:p>
          </table:table-cell>
          <table:table-cell table:style-name="ce1" office:value-type="float" office:value="8" calcext:value-type="float" table:number-columns-spanned="6" table:number-rows-spanned="1">
            <text:p>8</text:p>
          </table:table-cell>
          <table:covered-table-cell table:style-name="ce1"/>
          <table:covered-table-cell table:number-columns-repeated="3" table:style-name="ce5"/>
          <table:covered-table-cell table:style-name="ce59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FREQUENCY [Hz]</text:p>
          </table:table-cell>
          <table:table-cell table:style-name="ce1" table:formula="of:=100000000" office:value-type="float" office:value="100000000" calcext:value-type="float" table:number-columns-spanned="6" table:number-rows-spanned="1">
            <text:p>100000000</text:p>
          </table:table-cell>
          <table:covered-table-cell table:style-name="ce1"/>
          <table:covered-table-cell table:number-columns-repeated="3" table:style-name="ce5"/>
          <table:covered-table-cell table:style-name="ce59"/>
          <table:table-cell table:style-name="ce49" table:number-columns-repeated="1009"/>
        </table:table-row>
        <table:table-row table:style-name="ro1">
          <table:covered-table-cell table:style-name="ce2"/>
          <table:table-cell table:style-name="ce1" office:value-type="string" calcext:value-type="string">
            <text:p>N RUNS</text:p>
          </table:table-cell>
          <table:table-cell table:style-name="ce1" office:value-type="float" office:value="200" calcext:value-type="float" table:number-columns-spanned="6" table:number-rows-spanned="1">
            <text:p>200</text:p>
          </table:table-cell>
          <table:covered-table-cell table:style-name="ce1"/>
          <table:covered-table-cell table:number-columns-repeated="3" table:style-name="ce5"/>
          <table:covered-table-cell table:style-name="ce59"/>
          <table:table-cell table:style-name="ce49" table:number-columns-repeated="1009"/>
        </table:table-row>
        <table:table-row table:style-name="ro1">
          <table:covered-table-cell table:style-name="ce17"/>
          <table:table-cell table:style-name="Default"/>
          <table:table-cell table:style-name="ce1" office:value-type="string" calcext:value-type="string" table:number-columns-spanned="1" table:number-rows-spanned="2">
            <text:p>EXPECTED</text:p>
          </table:table-cell>
          <table:table-cell table:style-name="ce1" office:value-type="string" calcext:value-type="string" table:number-columns-spanned="4" table:number-rows-spanned="1">
            <text:p>OBSERVED</text:p>
          </table:table-cell>
          <table:covered-table-cell table:number-columns-repeated="3" table:style-name="ce5"/>
          <table:table-cell table:style-name="ce44" office:value-type="string" calcext:value-type="string" table:number-columns-spanned="1" table:number-rows-spanned="2">
            <text:p>EFFICIENCY [%]</text:p>
          </table:table-cell>
          <table:table-cell table:style-name="ce49" table:number-columns-repeated="1009"/>
        </table:table-row>
        <table:table-row table:style-name="ro1">
          <table:covered-table-cell table:style-name="ce5"/>
          <table:table-cell table:style-name="ce5" office:value-type="string" calcext:value-type="string">
            <text:p>STREAM SIZE [B]</text:p>
          </table:table-cell>
          <table:covered-table-cell table:style-name="ce5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DEVIATION</text:p>
          </table:table-cell>
          <table:covered-table-cell table:style-name="ce59"/>
          <table:table-cell table:style-name="ce6"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24">
            <text:p>DUPLEX</text:p>
          </table:table-cell>
          <table:table-cell table:style-name="ce51" office:value-type="float" office:value="4" calcext:value-type="float">
            <text:p>4</text:p>
          </table:table-cell>
          <table:table-cell table:style-name="ce31" office:value-type="float" office:value="1600" calcext:value-type="float">
            <text:p>1600</text:p>
          </table:table-cell>
          <table:table-cell table:style-name="ce38" office:value-type="float" office:value="1.26" calcext:value-type="float">
            <text:p>1.26</text:p>
          </table:table-cell>
          <table:table-cell table:style-name="ce38" office:value-type="float" office:value="0.07" calcext:value-type="float">
            <text:p>0.07</text:p>
          </table:table-cell>
          <table:table-cell table:style-name="ce38" office:value-type="float" office:value="1.33" calcext:value-type="float">
            <text:p>1.33</text:p>
          </table:table-cell>
          <table:table-cell table:style-name="ce38" office:value-type="float" office:value="0.1844" calcext:value-type="float">
            <text:p>0.1844</text:p>
          </table:table-cell>
          <table:table-cell table:style-name="ce45" table:formula="of:=[.D7]/[.C7]" office:value-type="percentage" office:value="0.0007875" calcext:value-type="percentage">
            <text:p>0.0788%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51" office:value-type="float" office:value="8" calcext:value-type="float">
            <text:p>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2.56" calcext:value-type="float">
            <text:p>2.56</text:p>
          </table:table-cell>
          <table:table-cell office:value-type="float" office:value="0.21" calcext:value-type="float">
            <text:p>0.21</text:p>
          </table:table-cell>
          <table:table-cell office:value-type="float" office:value="2.67" calcext:value-type="float">
            <text:p>2.67</text:p>
          </table:table-cell>
          <table:table-cell office:value-type="float" office:value="0.3608" calcext:value-type="float">
            <text:p>0.3608</text:p>
          </table:table-cell>
          <table:table-cell table:style-name="ce46" table:formula="of:=[.D8]/[.C8]" office:value-type="percentage" office:value="0.0016" calcext:value-type="percentage">
            <text:p>0.1600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6" calcext:value-type="float">
            <text:p>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5.1" calcext:value-type="float">
            <text:p>5.1</text:p>
          </table:table-cell>
          <table:table-cell office:value-type="float" office:value="0.46" calcext:value-type="float">
            <text:p>0.46</text:p>
          </table:table-cell>
          <table:table-cell office:value-type="float" office:value="5.33" calcext:value-type="float">
            <text:p>5.33</text:p>
          </table:table-cell>
          <table:table-cell office:value-type="float" office:value="0.6501" calcext:value-type="float">
            <text:p>0.6501</text:p>
          </table:table-cell>
          <table:table-cell table:style-name="ce46" table:formula="of:=[.D9]/[.C9]" office:value-type="percentage" office:value="0.0031875" calcext:value-type="percentage">
            <text:p>0.318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32" calcext:value-type="float">
            <text:p>3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.01" calcext:value-type="float">
            <text:p>1.01</text:p>
          </table:table-cell>
          <table:table-cell office:value-type="float" office:value="0.74" calcext:value-type="float">
            <text:p>0.74</text:p>
          </table:table-cell>
          <table:table-cell office:value-type="float" office:value="10.67" calcext:value-type="float">
            <text:p>10.67</text:p>
          </table:table-cell>
          <table:table-cell office:value-type="float" office:value="0.6849" calcext:value-type="float">
            <text:p>0.6849</text:p>
          </table:table-cell>
          <table:table-cell table:style-name="ce46" table:formula="of:=[.D10]/[.C10]" office:value-type="percentage" office:value="0.00063125" calcext:value-type="percentage">
            <text:p>0.06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64" calcext:value-type="float">
            <text:p>6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.92" calcext:value-type="float">
            <text:p>1.92</text:p>
          </table:table-cell>
          <table:table-cell office:value-type="float" office:value="1.8" calcext:value-type="float">
            <text:p>1.8</text:p>
          </table:table-cell>
          <table:table-cell office:value-type="float" office:value="2.56" calcext:value-type="float">
            <text:p>2.56</text:p>
          </table:table-cell>
          <table:table-cell office:value-type="float" office:value="0.0483" calcext:value-type="float">
            <text:p>0.0483</text:p>
          </table:table-cell>
          <table:table-cell table:style-name="ce46" table:formula="of:=[.D11]/[.C11]" office:value-type="percentage" office:value="0.0012" calcext:value-type="percentage">
            <text:p>0.1200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28" calcext:value-type="float">
            <text:p>12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.83" calcext:value-type="float">
            <text:p>3.83</text:p>
          </table:table-cell>
          <table:table-cell office:value-type="float" office:value="3.28" calcext:value-type="float">
            <text:p>3.28</text:p>
          </table:table-cell>
          <table:table-cell office:value-type="float" office:value="3.88" calcext:value-type="float">
            <text:p>3.88</text:p>
          </table:table-cell>
          <table:table-cell office:value-type="float" office:value="0.0499" calcext:value-type="float">
            <text:p>0.0499</text:p>
          </table:table-cell>
          <table:table-cell table:style-name="ce46" table:formula="of:=[.D12]/[.C12]" office:value-type="percentage" office:value="0.00239375" calcext:value-type="percentage">
            <text:p>0.2394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56" calcext:value-type="float">
            <text:p>25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7.68" calcext:value-type="float">
            <text:p>7.68</text:p>
          </table:table-cell>
          <table:table-cell office:value-type="float" office:value="6.48" calcext:value-type="float">
            <text:p>6.48</text:p>
          </table:table-cell>
          <table:table-cell office:value-type="float" office:value="7.76" calcext:value-type="float">
            <text:p>7.76</text:p>
          </table:table-cell>
          <table:table-cell office:value-type="float" office:value="0.1265" calcext:value-type="float">
            <text:p>0.1265</text:p>
          </table:table-cell>
          <table:table-cell table:style-name="ce46" table:formula="of:=[.D13]/[.C13]" office:value-type="percentage" office:value="0.0048" calcext:value-type="percentage">
            <text:p>0.4800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512" calcext:value-type="float">
            <text:p>51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.35" calcext:value-type="float">
            <text:p>15.35</text:p>
          </table:table-cell>
          <table:table-cell office:value-type="float" office:value="13.13" calcext:value-type="float">
            <text:p>13.13</text:p>
          </table:table-cell>
          <table:table-cell office:value-type="float" office:value="15.52" calcext:value-type="float">
            <text:p>15.52</text:p>
          </table:table-cell>
          <table:table-cell office:value-type="float" office:value="0.1966" calcext:value-type="float">
            <text:p>0.1966</text:p>
          </table:table-cell>
          <table:table-cell table:style-name="ce46" table:formula="of:=[.D14]/[.C14]" office:value-type="percentage" office:value="0.00959375" calcext:value-type="percentage">
            <text:p>0.9594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024" calcext:value-type="float">
            <text:p>102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1.05" calcext:value-type="float">
            <text:p>31.05</text:p>
          </table:table-cell>
          <table:table-cell office:value-type="float" office:value="28.85" calcext:value-type="float">
            <text:p>28.85</text:p>
          </table:table-cell>
          <table:table-cell office:value-type="float" office:value="97.52" calcext:value-type="float">
            <text:p>97.52</text:p>
          </table:table-cell>
          <table:table-cell office:value-type="float" office:value="4.7198" calcext:value-type="float">
            <text:p>4.7198</text:p>
          </table:table-cell>
          <table:table-cell table:style-name="ce46" table:formula="of:=[.D15]/[.C15]" office:value-type="percentage" office:value="0.01940625" calcext:value-type="percentage">
            <text:p>1.9406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048" calcext:value-type="float">
            <text:p>204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61.43" calcext:value-type="float">
            <text:p>61.43</text:p>
          </table:table-cell>
          <table:table-cell office:value-type="float" office:value="51.85" calcext:value-type="float">
            <text:p>51.85</text:p>
          </table:table-cell>
          <table:table-cell office:value-type="float" office:value="62.06" calcext:value-type="float">
            <text:p>62.06</text:p>
          </table:table-cell>
          <table:table-cell office:value-type="float" office:value="0.8548" calcext:value-type="float">
            <text:p>0.8548</text:p>
          </table:table-cell>
          <table:table-cell table:style-name="ce46" table:formula="of:=[.D16]/[.C16]" office:value-type="percentage" office:value="0.03839375" calcext:value-type="percentage">
            <text:p>3.8394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4096" calcext:value-type="float">
            <text:p>409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22.92" calcext:value-type="float">
            <text:p>122.92</text:p>
          </table:table-cell>
          <table:table-cell office:value-type="float" office:value="106.39" calcext:value-type="float">
            <text:p>106.39</text:p>
          </table:table-cell>
          <table:table-cell office:value-type="float" office:value="124.12" calcext:value-type="float">
            <text:p>124.12</text:p>
          </table:table-cell>
          <table:table-cell office:value-type="float" office:value="1.5419" calcext:value-type="float">
            <text:p>1.5419</text:p>
          </table:table-cell>
          <table:table-cell table:style-name="ce46" table:formula="of:=[.D17]/[.C17]" office:value-type="percentage" office:value="0.076825" calcext:value-type="percentage">
            <text:p>7.6825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8192" calcext:value-type="float">
            <text:p>819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108.5" calcext:value-type="float">
            <text:p>108.5</text:p>
          </table:table-cell>
          <table:table-cell office:value-type="float" office:value="431.16" calcext:value-type="float">
            <text:p>431.16</text:p>
          </table:table-cell>
          <table:table-cell office:value-type="float" office:value="18.503" calcext:value-type="float">
            <text:p>18.503</text:p>
          </table:table-cell>
          <table:table-cell table:style-name="ce46" table:formula="of:=[.D18]/[.C18]" office:value-type="percentage" office:value="0.15313125" calcext:value-type="percentage">
            <text:p>15.31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6384" calcext:value-type="float">
            <text:p>1638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491.42" calcext:value-type="float">
            <text:p>491.42</text:p>
          </table:table-cell>
          <table:table-cell office:value-type="float" office:value="330.99" calcext:value-type="float">
            <text:p>330.99</text:p>
          </table:table-cell>
          <table:table-cell office:value-type="float" office:value="564.97" calcext:value-type="float">
            <text:p>564.97</text:p>
          </table:table-cell>
          <table:table-cell office:value-type="float" office:value="13.2892" calcext:value-type="float">
            <text:p>13.2892</text:p>
          </table:table-cell>
          <table:table-cell table:style-name="ce46" table:formula="of:=[.D19]/[.C19]" office:value-type="percentage" office:value="0.3071375" calcext:value-type="percentage">
            <text:p>30.713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32768" calcext:value-type="float">
            <text:p>3276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983.42" calcext:value-type="float">
            <text:p>983.42</text:p>
          </table:table-cell>
          <table:table-cell office:value-type="float" office:value="840.21" calcext:value-type="float">
            <text:p>840.21</text:p>
          </table:table-cell>
          <table:table-cell office:value-type="float" office:value="992.97" calcext:value-type="float">
            <text:p>992.97</text:p>
          </table:table-cell>
          <table:table-cell office:value-type="float" office:value="13.6119" calcext:value-type="float">
            <text:p>13.6119</text:p>
          </table:table-cell>
          <table:table-cell table:style-name="ce46" table:formula="of:=[.D20]/[.C20]" office:value-type="percentage" office:value="0.6146375" calcext:value-type="percentage">
            <text:p>61.463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65536" calcext:value-type="float">
            <text:p>6553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037.57" calcext:value-type="float">
            <text:p>1037.57</text:p>
          </table:table-cell>
          <table:table-cell office:value-type="float" office:value="879.68" calcext:value-type="float">
            <text:p>879.68</text:p>
          </table:table-cell>
          <table:table-cell office:value-type="float" office:value="1379.71" calcext:value-type="float">
            <text:p>1379.71</text:p>
          </table:table-cell>
          <table:table-cell office:value-type="float" office:value="27.3668" calcext:value-type="float">
            <text:p>27.3668</text:p>
          </table:table-cell>
          <table:table-cell table:style-name="ce46" table:formula="of:=[.D21]/[.C21]" office:value-type="percentage" office:value="0.64848125" calcext:value-type="percentage">
            <text:p>64.848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31072" calcext:value-type="float">
            <text:p>13107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03.5" calcext:value-type="float">
            <text:p>1403.5</text:p>
          </table:table-cell>
          <table:table-cell office:value-type="float" office:value="879.68" calcext:value-type="float">
            <text:p>879.68</text:p>
          </table:table-cell>
          <table:table-cell office:value-type="float" office:value="1416.99" calcext:value-type="float">
            <text:p>1416.99</text:p>
          </table:table-cell>
          <table:table-cell office:value-type="float" office:value="42.1867" calcext:value-type="float">
            <text:p>42.1867</text:p>
          </table:table-cell>
          <table:table-cell table:style-name="ce46" table:formula="of:=[.D22]/[.C22]" office:value-type="percentage" office:value="0.8771875" calcext:value-type="percentage">
            <text:p>87.7188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62144" calcext:value-type="float">
            <text:p>26214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37.81" calcext:value-type="float">
            <text:p>1437.81</text:p>
          </table:table-cell>
          <table:table-cell office:value-type="float" office:value="1365.33" calcext:value-type="float">
            <text:p>1365.33</text:p>
          </table:table-cell>
          <table:table-cell office:value-type="float" office:value="1515.28" calcext:value-type="float">
            <text:p>1515.28</text:p>
          </table:table-cell>
          <table:table-cell office:value-type="float" office:value="11.4446" calcext:value-type="float">
            <text:p>11.4446</text:p>
          </table:table-cell>
          <table:table-cell table:style-name="ce46" table:formula="of:=[.D23]/[.C23]" office:value-type="percentage" office:value="0.89863125" calcext:value-type="percentage">
            <text:p>89.86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524288" calcext:value-type="float">
            <text:p>52428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52.93" calcext:value-type="float">
            <text:p>1452.93</text:p>
          </table:table-cell>
          <table:table-cell office:value-type="float" office:value="1415.08" calcext:value-type="float">
            <text:p>1415.08</text:p>
          </table:table-cell>
          <table:table-cell office:value-type="float" office:value="1487.34" calcext:value-type="float">
            <text:p>1487.34</text:p>
          </table:table-cell>
          <table:table-cell office:value-type="float" office:value="7.998" calcext:value-type="float">
            <text:p>7.998</text:p>
          </table:table-cell>
          <table:table-cell table:style-name="ce46" table:formula="of:=[.D24]/[.C24]" office:value-type="percentage" office:value="0.90808125" calcext:value-type="percentage">
            <text:p>90.808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048576" calcext:value-type="float">
            <text:p>104857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24.21" calcext:value-type="float">
            <text:p>1524.21</text:p>
          </table:table-cell>
          <table:table-cell office:value-type="float" office:value="1502.26" calcext:value-type="float">
            <text:p>1502.26</text:p>
          </table:table-cell>
          <table:table-cell office:value-type="float" office:value="1548.86" calcext:value-type="float">
            <text:p>1548.86</text:p>
          </table:table-cell>
          <table:table-cell office:value-type="float" office:value="6.5499" calcext:value-type="float">
            <text:p>6.5499</text:p>
          </table:table-cell>
          <table:table-cell table:style-name="ce46" table:formula="of:=[.D25]/[.C25]" office:value-type="percentage" office:value="0.95263125" calcext:value-type="percentage">
            <text:p>95.26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2097152" calcext:value-type="float">
            <text:p>209715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57.13" calcext:value-type="float">
            <text:p>1557.13</text:p>
          </table:table-cell>
          <table:table-cell office:value-type="float" office:value="1528.54" calcext:value-type="float">
            <text:p>1528.54</text:p>
          </table:table-cell>
          <table:table-cell office:value-type="float" office:value="1570.31" calcext:value-type="float">
            <text:p>1570.31</text:p>
          </table:table-cell>
          <table:table-cell office:value-type="float" office:value="7.6081" calcext:value-type="float">
            <text:p>7.6081</text:p>
          </table:table-cell>
          <table:table-cell table:style-name="ce46" table:formula="of:=[.D26]/[.C26]" office:value-type="percentage" office:value="0.97320625" calcext:value-type="percentage">
            <text:p>97.3206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4194304" calcext:value-type="float">
            <text:p>419430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65.65" calcext:value-type="float">
            <text:p>1565.65</text:p>
          </table:table-cell>
          <table:table-cell office:value-type="float" office:value="1546.86" calcext:value-type="float">
            <text:p>1546.86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4.3642" calcext:value-type="float">
            <text:p>4.3642</text:p>
          </table:table-cell>
          <table:table-cell table:style-name="ce46" table:formula="of:=[.D27]/[.C27]" office:value-type="percentage" office:value="0.97853125" calcext:value-type="percentage">
            <text:p>97.853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8388608" calcext:value-type="float">
            <text:p>838860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74.12" calcext:value-type="float">
            <text:p>1574.12</text:p>
          </table:table-cell>
          <table:table-cell office:value-type="float" office:value="1557.05" calcext:value-type="float">
            <text:p>1557.05</text:p>
          </table:table-cell>
          <table:table-cell office:value-type="float" office:value="1578.14" calcext:value-type="float">
            <text:p>1578.14</text:p>
          </table:table-cell>
          <table:table-cell office:value-type="float" office:value="3.2217" calcext:value-type="float">
            <text:p>3.2217</text:p>
          </table:table-cell>
          <table:table-cell table:style-name="ce46" table:formula="of:=[.D28]/[.C28]" office:value-type="percentage" office:value="0.983825" calcext:value-type="percentage">
            <text:p>98.3825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16777216" calcext:value-type="float">
            <text:p>167772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76.29" calcext:value-type="float">
            <text:p>1576.29</text:p>
          </table:table-cell>
          <table:table-cell office:value-type="float" office:value="1561.76" calcext:value-type="float">
            <text:p>1561.76</text:p>
          </table:table-cell>
          <table:table-cell office:value-type="float" office:value="1580.22" calcext:value-type="float">
            <text:p>1580.22</text:p>
          </table:table-cell>
          <table:table-cell office:value-type="float" office:value="3.1045" calcext:value-type="float">
            <text:p>3.1045</text:p>
          </table:table-cell>
          <table:table-cell table:style-name="ce46" table:formula="of:=[.D29]/[.C29]" office:value-type="percentage" office:value="0.98518125" calcext:value-type="percentage">
            <text:p>98.5181%</text:p>
          </table:table-cell>
          <table:table-cell table:number-columns-repeated="1009"/>
        </table:table-row>
        <table:table-row table:style-name="ro1">
          <table:covered-table-cell/>
          <table:table-cell table:style-name="ce51" office:value-type="float" office:value="33554432" calcext:value-type="float">
            <text:p>33554432</text:p>
          </table:table-cell>
          <table:table-cell table:style-name="ce9" office:value-type="float" office:value="1600" calcext:value-type="float">
            <text:p>1600</text:p>
          </table:table-cell>
          <table:table-cell table:style-name="ce41" office:value-type="float" office:value="1579.5" calcext:value-type="float">
            <text:p>1579.5</text:p>
          </table:table-cell>
          <table:table-cell table:style-name="ce41" office:value-type="float" office:value="1561.51" calcext:value-type="float">
            <text:p>1561.51</text:p>
          </table:table-cell>
          <table:table-cell table:style-name="ce41" office:value-type="float" office:value="1583.58" calcext:value-type="float">
            <text:p>1583.58</text:p>
          </table:table-cell>
          <table:table-cell table:style-name="ce41" office:value-type="float" office:value="3.5933" calcext:value-type="float">
            <text:p>3.5933</text:p>
          </table:table-cell>
          <table:table-cell table:style-name="ce47" table:formula="of:=[.D30]/[.C30]" office:value-type="percentage" office:value="0.9871875" calcext:value-type="percentage">
            <text:p>98.7188%</text:p>
          </table:table-cell>
          <table:table-cell table:number-columns-repeated="1009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Resources@100MHz" table:style-name="ta1">
        <table:table-column table:style-name="co1" table:default-cell-style-name="ce65"/>
        <table:table-column table:style-name="co10" table:default-cell-style-name="ce65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HARDWARE RESOURCES</text:p>
          </table:table-cell>
          <table:covered-table-cell table:number-columns-repeated="3" table:style-name="ce5"/>
        </table:table-row>
        <table:table-row table:style-name="ro1">
          <table:table-cell table:number-columns-repeated="2"/>
          <table:table-cell table:style-name="ce1" office:value-type="string" calcext:value-type="string">
            <text:p>ALM</text:p>
          </table:table-cell>
          <table:table-cell table:style-name="ce5" office:value-type="string" calcext:value-type="string">
            <text:p>REGISTERS</text:p>
          </table:table-cell>
          <table:table-cell table:style-name="ce5" office:value-type="string" calcext:value-type="string">
            <text:p>BRAM</text:p>
          </table:table-cell>
          <table:table-cell table:style-name="ce5" office:value-type="string" calcext:value-type="string">
            <text:p>DSP</text:p>
          </table:table-cell>
        </table:table-row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PORT WIDTH [B]</text:p>
          </table:table-cell>
          <table:table-cell table:style-name="ce66" office:value-type="float" office:value="32070" calcext:value-type="float">
            <text:p>32070</text:p>
          </table:table-cell>
          <table:table-cell table:style-name="ce66"/>
          <table:table-cell table:style-name="ce66" office:value-type="float" office:value="397" calcext:value-type="float">
            <text:p>397</text:p>
          </table:table-cell>
          <table:table-cell table:style-name="ce66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DUPLEX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1036" calcext:value-type="float">
            <text:p>1036</text:p>
          </table:table-cell>
          <table:table-cell table:style-name="ce38" office:value-type="float" office:value="1538" calcext:value-type="float">
            <text:p>1538</text:p>
          </table:table-cell>
          <table:table-cell table:style-name="ce38" office:value-type="float" office:value="14" calcext:value-type="float">
            <text:p>14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8" calcext:value-type="float">
            <text:p>8</text:p>
          </table:table-cell>
          <table:table-cell table:style-name="ce8" office:value-type="float" office:value="1033" calcext:value-type="float">
            <text:p>1033</text:p>
          </table:table-cell>
          <table:table-cell table:style-name="ce36" office:value-type="float" office:value="1536" calcext:value-type="float">
            <text:p>1536</text:p>
          </table:table-cell>
          <table:table-cell table:style-name="ce36" office:value-type="float" office:value="20" calcext:value-type="float">
            <text:p>20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16" calcext:value-type="float">
            <text:p>16</text:p>
          </table:table-cell>
          <table:table-cell table:style-name="ce8" office:value-type="float" office:value="1064" calcext:value-type="float">
            <text:p>1064</text:p>
          </table:table-cell>
          <table:table-cell table:style-name="ce36" office:value-type="float" office:value="1537" calcext:value-type="float">
            <text:p>1537</text:p>
          </table:table-cell>
          <table:table-cell table:style-name="ce36" office:value-type="float" office:value="32" calcext:value-type="float">
            <text:p>32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32" calcext:value-type="float">
            <text:p>32</text:p>
          </table:table-cell>
          <table:table-cell table:style-name="ce9" office:value-type="float" office:value="1105" calcext:value-type="float">
            <text:p>1105</text:p>
          </table:table-cell>
          <table:table-cell table:style-name="ce41" office:value-type="float" office:value="1535" calcext:value-type="float">
            <text:p>1535</text:p>
          </table:table-cell>
          <table:table-cell table:style-name="ce41" office:value-type="float" office:value="58" calcext:value-type="float">
            <text:p>58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H2F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803" calcext:value-type="float">
            <text:p>803</text:p>
          </table:table-cell>
          <table:table-cell table:style-name="ce36" office:value-type="float" office:value="1270" calcext:value-type="float">
            <text:p>1270</text:p>
          </table:table-cell>
          <table:table-cell table:style-name="ce36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8" calcext:value-type="float">
            <text:p>8</text:p>
          </table:table-cell>
          <table:table-cell table:style-name="ce8" office:value-type="float" office:value="817" calcext:value-type="float">
            <text:p>817</text:p>
          </table:table-cell>
          <table:table-cell table:style-name="ce36" office:value-type="float" office:value="1261" calcext:value-type="float">
            <text:p>1261</text:p>
          </table:table-cell>
          <table:table-cell table:style-name="ce36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16" calcext:value-type="float">
            <text:p>16</text:p>
          </table:table-cell>
          <table:table-cell table:style-name="ce8" office:value-type="float" office:value="800" calcext:value-type="float">
            <text:p>800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32" calcext:value-type="float">
            <text:p>32</text:p>
          </table:table-cell>
          <table:table-cell table:style-name="ce8" office:value-type="float" office:value="818" calcext:value-type="float">
            <text:p>818</text:p>
          </table:table-cell>
          <table:table-cell table:style-name="ce36" office:value-type="float" office:value="1262" calcext:value-type="float">
            <text:p>1262</text:p>
          </table:table-cell>
          <table:table-cell table:style-name="ce36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F2H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789" calcext:value-type="float">
            <text:p>789</text:p>
          </table:table-cell>
          <table:table-cell table:style-name="ce38" office:value-type="float" office:value="1210" calcext:value-type="float">
            <text:p>1210</text:p>
          </table:table-cell>
          <table:table-cell table:style-name="ce38" office:value-type="float" office:value="7" calcext:value-type="float">
            <text:p>7</text:p>
          </table:table-cell>
          <table:table-cell table:style-name="ce67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8" calcext:value-type="float">
            <text:p>8</text:p>
          </table:table-cell>
          <table:table-cell table:style-name="ce8" office:value-type="float" office:value="780" calcext:value-type="float">
            <text:p>780</text:p>
          </table:table-cell>
          <table:table-cell table:style-name="ce36" office:value-type="float" office:value="1214" calcext:value-type="float">
            <text:p>1214</text:p>
          </table:table-cell>
          <table:table-cell table:style-name="ce36" office:value-type="float" office:value="10" calcext:value-type="float">
            <text:p>10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16" calcext:value-type="float">
            <text:p>16</text:p>
          </table:table-cell>
          <table:table-cell table:style-name="ce8" office:value-type="float" office:value="798" calcext:value-type="float">
            <text:p>798</text:p>
          </table:table-cell>
          <table:table-cell table:style-name="ce36" office:value-type="float" office:value="1209" calcext:value-type="float">
            <text:p>1209</text:p>
          </table:table-cell>
          <table:table-cell table:style-name="ce36" office:value-type="float" office:value="16" calcext:value-type="float">
            <text:p>16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float" office:value="32" calcext:value-type="float">
            <text:p>32</text:p>
          </table:table-cell>
          <table:table-cell table:style-name="ce9" office:value-type="float" office:value="856" calcext:value-type="float">
            <text:p>856</text:p>
          </table:table-cell>
          <table:table-cell table:style-name="ce41" office:value-type="float" office:value="1210" calcext:value-type="float">
            <text:p>1210</text:p>
          </table:table-cell>
          <table:table-cell table:style-name="ce41" office:value-type="float" office:value="29" calcext:value-type="float">
            <text:p>29</text:p>
          </table:table-cell>
          <table:table-cell table:style-name="ce69" office:value-type="float" office:value="0" calcext:value-type="float">
            <text:p>0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percentage-style style:name="N125">
      <number:number number:decimal-places="4" loext:min-decimal-places="4" number:min-integer-digits="1"/>
      <number:text>%</number:text>
    </number:percentage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/00/0000</text:date>, <text:time style:data-style-name="N2" text:time-value="16:10:33.367459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4:40:10.376691517</meta:creation-date>
    <meta:generator>LibreOffice/5.3.6.1$Linux_X86_64 LibreOffice_project/30$Build-1</meta:generator>
    <dc:date>2020-05-24T23:55:22.408239540</dc:date>
    <meta:editing-duration>PT20H44M48S</meta:editing-duration>
    <meta:editing-cycles>74</meta:editing-cycles>
    <meta:document-statistic meta:table-count="3" meta:cell-count="362" meta:object-count="0"/>
  </office:meta>
</office:document-meta>
</file>